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fbd0" officeooo:paragraph-rsid="000ffbd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2093" officeooo:paragraph-rsid="001020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fbd0" officeooo:paragraph-rsid="000ffbd0" style:font-size-asian="10.5pt" style:font-weight-asian="normal" style:font-size-complex="12pt" style:font-weight-complex="normal"/>
    </style:style>
    <style:style style:name="P4" style:family="paragraph" style:parent-style-name="Heading_20_2">
      <style:paragraph-properties fo:text-align="center" style:justify-single-word="false"/>
      <style:text-properties fo:color="#2a6099" loext:opacity="100%" fo:font-size="14pt" style:font-size-asian="14pt" style:font-size-complex="14pt"/>
    </style:style>
    <style:style style:name="P5" style:family="paragraph" style:parent-style-name="Heading_20_4">
      <style:text-properties fo:color="#2a6099" loext:opacity="100%"/>
    </style:style>
    <style:style style:name="P6" style:family="paragraph" style:parent-style-name="Heading_20_4">
      <style:paragraph-properties fo:text-align="start" style:justify-single-word="false" fo:break-before="page"/>
      <style:text-properties fo:color="#2a6099" loext:opacity="100%" fo:font-size="14pt" fo:font-weight="bold" officeooo:rsid="00102093" officeooo:paragraph-rsid="0015d868" style:font-size-asian="14pt" style:font-weight-asian="bold" style:font-size-complex="14pt" style:font-weight-complex="bold"/>
    </style:style>
    <style:style style:name="P7" style:family="paragraph" style:parent-style-name="Heading_20_4">
      <style:paragraph-properties fo:text-align="start" style:justify-single-word="false" fo:break-before="page"/>
      <style:text-properties fo:color="#2a6099" loext:opacity="100%" fo:font-size="14pt" fo:font-weight="bold" officeooo:rsid="00102093" officeooo:paragraph-rsid="0022210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2093" officeooo:paragraph-rsid="0010209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22107" officeooo:paragraph-rsid="0022210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2093" officeooo:paragraph-rsid="00102093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 style:writing-mode="lr-tb"/>
      <style:text-properties fo:background-color="#81aca6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loext:graphic-properties draw:fill-color="#81aca6" draw:opacity="100%"/>
      <style:paragraph-properties fo:text-align="center" style:writing-mode="lr-tb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8" style:family="paragraph">
      <loext:graphic-properties draw:fill-color="#000000" draw:opacity="100%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officeooo:rsid="001b8f78"/>
    </style:style>
    <style:style style:name="T2" style:family="text">
      <style:text-properties officeooo:rsid="001d8416"/>
    </style:style>
    <style:style style:name="T3" style:family="text">
      <style:text-properties officeooo:rsid="00222107"/>
    </style:style>
    <style:style style:name="T4" style:family="text">
      <style:text-properties officeooo:rsid="002621da"/>
    </style:style>
    <style:style style:name="T5" style:family="text">
      <style:text-properties style:font-name="Liberation Sans" fo:font-size="13.3000001907349pt" fo:font-style="italic" fo:font-weight="bold" officeooo:rsid="002621da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" style:family="text">
      <style:text-properties fo:background-color="#81aca6"/>
    </style:style>
    <style:style style:name="T7" style:family="text">
      <style:text-properties fo:color="#000000" loext:opacity="100%" fo:background-color="#81aca6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svg:stroke-color="#000000" draw:marker-start="Extrems_20_de_20_fletxa_20_1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Extrems_20_de_20_fletx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b66c" draw:textarea-horizontal-align="justify" draw:textarea-vertical-align="middle" draw:auto-grow-height="false" fo:min-height="1.337cm" fo:min-width="1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81aca6" draw:opacity="100%" draw:textarea-horizontal-align="justify" draw:textarea-vertical-align="middle" draw:auto-grow-height="false" fo:min-height="1.505cm" fo:min-width="3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-color="#81aca6" draw:opacity="100%" draw:textarea-horizontal-align="justify" draw:textarea-vertical-align="middle" draw:auto-grow-height="false" fo:min-height="1.161cm" fo:min-width="4.1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marker-end="Extrems_20_de_20_fletx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81aca6" draw:opacity="100%" draw:textarea-horizontal-align="justify" draw:textarea-vertical-align="middle" draw:auto-grow-height="false" fo:min-height="1.505cm" fo:min-width="3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marker-start="Extrems_20_de_20_fletxa_20_1" draw:marker-end="Extrems_20_de_20_fletxa_20_1" draw:fill-color="#000000" draw:opacity="100%" draw:textarea-horizontal-align="justify" draw:textarea-vertical-align="middle" draw:auto-grow-height="false" fo:min-height="1.554cm" fo:min-width="2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-color="#81aca6" draw:opacity="100%" draw:textarea-horizontal-align="justify" draw:textarea-vertical-align="middle" draw:auto-grow-height="false" fo:min-height="1.503cm" fo:min-width="3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*Diagrama de fluxe per els usuaris que <text:span text:style-name="T4">NO </text:span>estan registrats a la app*</text:h>
      <text:p text:style-name="P1"/>
      <text:p text:style-name="P1"/>
      <text:p text:style-name="P1"/>
      <text:p text:style-name="P1"/>
      <text:h text:style-name="P5" text:outline-level="4">Menú <text:span text:style-name="T5">registre</text:span> usuari</text:h>
      <text:p text:style-name="P1"/>
      <text:p text:style-name="P3"/>
      <text:p text:style-name="P3"><draw:custom-shape text:anchor-type="paragraph" draw:z-index="0" draw:name="Forma1" draw:style-name="gr9" draw:text-style-name="P18" svg:width="3.149cm" svg:height="1.721cm" svg:x="0.483cm" svg:y="0.108cm"><text:p text:style-name="P17"><text:span text:style-name="T8">Pàgina inici / </text:span></text:p><text:p text:style-name="P17"><text:span text:style-name="T8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" draw:name="Forma2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Forma4" draw:style-name="gr7" draw:text-style-name="P16" svg:x1="1.864cm" svg:y1="1.341cm" svg:x2="1.864cm" svg:y2="2.876cm"><text:p/></draw:line><draw:line text:anchor-type="paragraph" draw:z-index="4" draw:name="Forma4_0" draw:style-name="gr3" draw:text-style-name="P12" svg:x1="3.314cm" svg:y1="4.172cm" svg:x2="6.172cm" svg:y2="4.172cm"><text:p text:style-name="P11"><text:span text:style-name="T6"><text:s/></text:span><text:span text:style-name="T7">Si</text:span><text:span text:style-name="T6"> </text:span></text:p><text:p text:style-name="P11"><text:span text:style-name="T6"/></text:p></draw:line><text:s text:c="5"/></text:p>
      <text:p text:style-name="P8"/>
      <text:p text:style-name="P8"/>
      <text:p text:style-name="P8"/>
      <text:p text:style-name="P8"/>
      <text:p text:style-name="P2"><draw:custom-shape text:anchor-type="paragraph" draw:z-index="2" draw:name="Forma3" draw:style-name="gr8" draw:text-style-name="P15" svg:width="3.499cm" svg:height="1.668cm" svg:x="6.172cm" svg:y="0.432cm"><text:p text:style-name="P13">Registre usuar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Forma4_1" draw:style-name="gr7" draw:text-style-name="P16" svg:x1="7.844cm" svg:y1="1.531cm" svg:x2="7.844cm" svg:y2="3.066cm"><text:p/></draw:line><draw:custom-shape text:anchor-type="paragraph" draw:z-index="6" draw:name="Forma2_0" draw:style-name="gr4" draw:text-style-name="P14" svg:width="2.879cm" svg:height="2.673cm" svg:x="6.389cm" svg:y="3.087cm"><text:p text:style-name="P13">Guada</text:p><text:p text:style-name="P13">les dades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name="Forma4_2" draw:style-name="gr3" draw:text-style-name="P12" svg:x1="7.765cm" svg:y1="5.759cm" svg:x2="7.791cm" svg:y2="7.563cm"><text:p text:style-name="P11"><text:span text:style-name="T6"><text:s/></text:span><text:span text:style-name="T7">Si</text:span><text:span text:style-name="T6"> </text:span></text:p><text:p text:style-name="P11"><text:span text:style-name="T6"/></text:p></draw:line><draw:custom-shape text:anchor-type="paragraph" draw:z-index="8" draw:name="Forma3_0" draw:style-name="gr6" draw:text-style-name="P15" svg:width="4.266cm" svg:height="1.285cm" svg:x="6.013cm" svg:y="7.576cm"><text:p text:style-name="P13">Guardat correcta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a4_3" draw:style-name="gr3" draw:text-style-name="P12" svg:x1="7.818cm" svg:y1="8.86cm" svg:x2="7.818cm" svg:y2="11.095cm"><text:p text:style-name="P11"><text:span text:style-name="T6"/></text:p><text:p text:style-name="P11"><text:span text:style-name="T6"/></text:p></draw:line><draw:custom-shape text:anchor-type="paragraph" draw:z-index="10" draw:name="Forma3_1" draw:style-name="gr8" draw:text-style-name="P15" svg:width="3.499cm" svg:height="1.668cm" svg:x="6.172cm" svg:y="11.095cm"><text:p text:style-name="P13">Llista podcas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Forma4_4" draw:style-name="gr2" draw:text-style-name="P12" svg:x1="12.125cm" svg:y1="4.41cm" svg:x2="12.13cm" svg:y2="12.088cm"><text:p text:style-name="P11"><text:span text:style-name="T6"/></text:p><text:p text:style-name="P11"><text:span text:style-name="T6"/></text:p></draw:line><draw:line text:anchor-type="paragraph" draw:z-index="12" draw:name="Forma4_5" draw:style-name="gr2" draw:text-style-name="P12" svg:x1="9.267cm" svg:y1="4.41cm" svg:x2="12.125cm" svg:y2="4.41cm"><text:p text:style-name="P11"><text:span text:style-name="T6"><text:s/></text:span><text:span text:style-name="T7">No</text:span><text:span text:style-name="T6"> </text:span></text:p><text:p text:style-name="P11"><text:span text:style-name="T6"/></text:p></draw:line><draw:line text:anchor-type="paragraph" draw:z-index="13" draw:name="Forma4_6" draw:style-name="gr1" draw:text-style-name="P12" svg:x1="9.67cm" svg:y1="12.056cm" svg:x2="12.131cm" svg:y2="12.056cm"><text:p text:style-name="P11"><text:span text:style-name="T6"/></text:p><text:p text:style-name="P11"><text:span text:style-name="T6"/></text:p></draw:line><draw:line text:anchor-type="paragraph" draw:z-index="31" draw:name="Forma4_17" draw:style-name="gr3" draw:text-style-name="P12" svg:x1="1.864cm" svg:y1="2.681cm" svg:x2="1.864cm" svg:y2="11.158cm"><text:p text:style-name="P11"><text:span text:style-name="T6"><text:s/></text:span><text:span text:style-name="T7">No </text:span></text:p><text:p text:style-name="P11"><text:span text:style-name="T6"/></text:p></draw:line><draw:custom-shape text:anchor-type="paragraph" draw:z-index="32" draw:name="Forma3_6" draw:style-name="gr10" draw:text-style-name="P15" svg:width="3.864cm" svg:height="1.666cm" svg:x="0.198cm" svg:y="11.158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name="Forma4_18" draw:style-name="gr1" draw:text-style-name="P12" svg:x1="4.06cm" svg:y1="12.056cm" svg:x2="6.171cm" svg:y2="12.056cm"><text:p text:style-name="P11"><text:span text:style-name="T6"/></text:p><text:p text:style-name="P11"><text:span text:style-name="T6"/></text:p></draw:line></text:p>
      <text:h text:style-name="P6" text:outline-level="4">Menú <text:span text:style-name="T1">retransmissió podcasts</text:span></text:h>
      <text:p text:style-name="P8"/>
      <text:p text:style-name="P8"><draw:custom-shape text:anchor-type="paragraph" draw:z-index="14" draw:name="Forma1_0" draw:style-name="gr9" draw:text-style-name="P18" svg:width="3.149cm" svg:height="1.721cm" svg:x="0.483cm" svg:y="0.108cm"><text:p text:style-name="P17"><text:span text:style-name="T8">Pà</text:span><text:span text:style-name="T8">gin</text:span><text:span text:style-name="T8">a </text:span><text:span text:style-name="T8">ini</text:span><text:span text:style-name="T8">ci / </text:span></text:p><text:p text:style-name="P17"><text:span text:style-name="T8">we</text:span><text:span text:style-name="T8">lco</text:span><text:span text:style-name="T8">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2_1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Forma3_2" draw:style-name="gr8" draw:text-style-name="P15" svg:width="3.499cm" svg:height="1.668cm" svg:x="6.172cm" svg:y="3.369cm"><text:p text:style-name="P13">Retransmissió</text:p><text:p text:style-name="P13">Podcas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Forma4_7" draw:style-name="gr7" draw:text-style-name="P16" svg:x1="1.864cm" svg:y1="1.341cm" svg:x2="1.864cm" svg:y2="2.876cm"><text:p/></draw:line><draw:line text:anchor-type="paragraph" draw:z-index="18" draw:name="Forma4_8" draw:style-name="gr3" draw:text-style-name="P12" svg:x1="3.314cm" svg:y1="4.172cm" svg:x2="6.172cm" svg:y2="4.172cm"><text:p text:style-name="P11"><text:span text:style-name="T6"><text:s/></text:span><text:span text:style-name="T7">Si</text:span><text:span text:style-name="T6"> </text:span></text:p><text:p text:style-name="P11"><text:span text:style-name="T6"/></text:p></draw:line><draw:line text:anchor-type="paragraph" draw:z-index="19" draw:name="Forma4_9" draw:style-name="gr7" draw:text-style-name="P16" svg:x1="7.844cm" svg:y1="5.036cm" svg:x2="7.844cm" svg:y2="6.003cm"><text:p/></draw:line><draw:custom-shape text:anchor-type="paragraph" draw:z-index="20" draw:name="Forma2_2" draw:style-name="gr4" draw:text-style-name="P14" svg:width="2.879cm" svg:height="2.673cm" svg:x="6.389cm" svg:y="6.024cm"><text:p text:style-name="P13"/><text:p text:style-name="P13">Hi ha usuaris</text:p><text:p text:style-name="P13">en viu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name="Forma4_10" draw:style-name="gr3" draw:text-style-name="P12" svg:x1="7.765cm" svg:y1="8.696cm" svg:x2="7.791cm" svg:y2="10.5cm"><text:p text:style-name="P11"><text:span text:style-name="T6"><text:s/></text:span><text:span text:style-name="T7">Si</text:span><text:span text:style-name="T6"> </text:span></text:p><text:p text:style-name="P11"><text:span text:style-name="T6"/></text:p></draw:line><draw:custom-shape text:anchor-type="paragraph" draw:z-index="22" draw:name="Forma3_3" draw:style-name="gr6" draw:text-style-name="P15" svg:width="4.266cm" svg:height="1.285cm" svg:x="6.013cm" svg:y="10.513cm"><text:p text:style-name="P13">Retransmet als usuar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Forma4_11" draw:style-name="gr7" draw:text-style-name="P12" svg:x1="7.818cm" svg:y1="11.797cm" svg:x2="7.818cm" svg:y2="14.032cm"><text:p/></draw:line><draw:custom-shape text:anchor-type="paragraph" draw:z-index="24" draw:name="Forma3_4" draw:style-name="gr5" draw:text-style-name="P15" svg:width="3.864cm" svg:height="1.668cm" svg:x="5.807cm" svg:y="14.032cm"><text:p text:style-name="P13">Visualització podcast</text:p><text:p text:style-name="P13">a la pàgin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Forma4_12" draw:style-name="gr2" draw:text-style-name="P12" svg:x1="12.125cm" svg:y1="7.347cm" svg:x2="12.13cm" svg:y2="15.025cm"><text:p text:style-name="P11"><text:span text:style-name="T6"/></text:p><text:p text:style-name="P11"><text:span text:style-name="T6"/></text:p></draw:line><draw:line text:anchor-type="paragraph" draw:z-index="26" draw:name="Forma4_13" draw:style-name="gr2" draw:text-style-name="P12" svg:x1="9.267cm" svg:y1="7.347cm" svg:x2="12.125cm" svg:y2="7.347cm"><text:p text:style-name="P11"><text:span text:style-name="T6"><text:s/></text:span><text:span text:style-name="T7">No</text:span><text:span text:style-name="T6"> </text:span></text:p><text:p text:style-name="P11"><text:span text:style-name="T6"/></text:p></draw:line><draw:line text:anchor-type="paragraph" draw:z-index="27" draw:name="Forma4_14" draw:style-name="gr1" draw:text-style-name="P12" svg:x1="9.67cm" svg:y1="14.993cm" svg:x2="12.131cm" svg:y2="14.993cm"><text:p text:style-name="P11"><text:span text:style-name="T6"/></text:p><text:p text:style-name="P11"><text:span text:style-name="T6"/></text:p></draw:line><draw:line text:anchor-type="paragraph" draw:z-index="28" draw:name="Forma4_15" draw:style-name="gr3" draw:text-style-name="P12" svg:x1="1.864cm" svg:y1="5.521cm" svg:x2="1.864cm" svg:y2="14.005cm"><text:p text:style-name="P11"><text:span text:style-name="T6"><text:s/></text:span><text:span text:style-name="T7">No </text:span></text:p><text:p text:style-name="P11"><text:span text:style-name="T6"/></text:p></draw:line><draw:line text:anchor-type="paragraph" draw:z-index="30" draw:name="Forma4_16" draw:style-name="gr1" draw:text-style-name="P12" svg:x1="4.06cm" svg:y1="15.02cm" svg:x2="5.806cm" svg:y2="15.02cm"><text:p text:style-name="P11"><text:span text:style-name="T6"/></text:p><text:p text:style-name="P11"><text:span text:style-name="T6"/></text:p></draw:line><draw:custom-shape text:anchor-type="paragraph" draw:z-index="29" draw:name="Forma3_5" draw:style-name="gr5" draw:text-style-name="P15" svg:width="3.864cm" svg:height="1.668cm" svg:x="0.198cm" svg:y="14.005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7" text:outline-level="4">Menú <text:span text:style-name="T2">llista podcasts </text:span><text:span text:style-name="T3">general</text:span></text:h>
      <text:p text:style-name="P8"/>
      <text:p text:style-name="P8"/>
      <text:p text:style-name="P8"/>
      <text:p text:style-name="P9"><draw:custom-shape text:anchor-type="paragraph" draw:z-index="34" draw:name="Forma1_2" draw:style-name="gr9" draw:text-style-name="P18" svg:width="3.149cm" svg:height="1.721cm" svg:x="0.483cm" svg:y="0.108cm"><text:p text:style-name="P17"><text:span text:style-name="T8">Pàgina inici / </text:span></text:p><text:p text:style-name="P17"><text:span text:style-name="T8">welco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Forma2_5" draw:style-name="gr4" draw:text-style-name="P14" svg:width="2.879cm" svg:height="2.673cm" svg:x="0.436cm" svg:y="2.849cm"><text:p text:style-name="P13">Menú ap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6" draw:name="Forma3_12" draw:style-name="gr8" draw:text-style-name="P15" svg:width="3.499cm" svg:height="1.668cm" svg:x="5.061cm" svg:y="3.369cm"><text:p text:style-name="P13">Llista podcasts</text:p><text:p text:style-name="P13">(general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Forma4_30" draw:style-name="gr7" draw:text-style-name="P16" svg:x1="1.864cm" svg:y1="1.341cm" svg:x2="1.864cm" svg:y2="2.876cm"><text:p/></draw:line><draw:line text:anchor-type="paragraph" draw:z-index="38" draw:name="Forma4_31" draw:style-name="gr3" draw:text-style-name="P12" svg:x1="3.314cm" svg:y1="4.172cm" svg:x2="5.087cm" svg:y2="4.172cm"><text:p text:style-name="P11"><text:span text:style-name="T6"><text:s/></text:span><text:span text:style-name="T7">Si</text:span><text:span text:style-name="T6"> </text:span></text:p><text:p text:style-name="P11"><text:span text:style-name="T6"/></text:p></draw:line><draw:line text:anchor-type="paragraph" draw:z-index="39" draw:name="Forma4_32" draw:style-name="gr7" draw:text-style-name="P16" svg:x1="6.23cm" svg:y1="5.036cm" svg:x2="6.23cm" svg:y2="6.003cm"><text:p/></draw:line><draw:custom-shape text:anchor-type="paragraph" draw:z-index="40" draw:name="Forma2_6" draw:style-name="gr4" draw:text-style-name="P14" svg:width="2.879cm" svg:height="2.673cm" svg:x="4.748cm" svg:y="6.024cm"><text:p text:style-name="P13">Es gratuït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Forma4_33" draw:style-name="gr3" draw:text-style-name="P12" svg:x1="6.151cm" svg:y1="8.696cm" svg:x2="6.177cm" svg:y2="10.5cm"><text:p text:style-name="P11"><text:span text:style-name="T6"><text:s/></text:span><text:span text:style-name="T7">S</text:span><text:span text:style-name="T7">i</text:span><text:span text:style-name="T6"> </text:span></text:p><text:p text:style-name="P11"><text:span text:style-name="T6"/></text:p></draw:line><draw:custom-shape text:anchor-type="paragraph" draw:z-index="42" draw:name="Forma3_13" draw:style-name="gr6" draw:text-style-name="P15" svg:width="4.266cm" svg:height="1.285cm" svg:x="4.082cm" svg:y="10.513cm"><text:p text:style-name="P13">Escolleixes algun per</text:p><text:p text:style-name="P13">visualitzar/escolt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3" draw:name="Forma4_34" draw:style-name="gr7" draw:text-style-name="P12" svg:x1="6.177cm" svg:y1="11.797cm" svg:x2="6.177cm" svg:y2="14.032cm"><text:p/></draw:line><draw:custom-shape text:anchor-type="paragraph" draw:z-index="44" draw:name="Forma3_14" draw:style-name="gr5" draw:text-style-name="P15" svg:width="3.864cm" svg:height="1.668cm" svg:x="4.299cm" svg:y="14.032cm"><text:p text:style-name="P13">Visualització podcast</text:p><text:p text:style-name="P13">a la pàgin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5" draw:name="Forma4_36" draw:style-name="gr3" draw:text-style-name="P12" svg:x1="7.627cm" svg:y1="7.371cm" svg:x2="11.067cm" svg:y2="7.371cm"><text:p text:style-name="P11"><text:span text:style-name="T6"><text:s/></text:span><text:span text:style-name="T7">No</text:span><text:span text:style-name="T6"> </text:span></text:p><text:p text:style-name="P11"><text:span text:style-name="T6"/></text:p></draw:line><draw:line text:anchor-type="paragraph" draw:z-index="46" draw:name="Forma4_38" draw:style-name="gr3" draw:text-style-name="P12" svg:x1="1.864cm" svg:y1="5.521cm" svg:x2="1.864cm" svg:y2="7.98cm"><text:p text:style-name="P11"><text:span text:style-name="T6"><text:s/></text:span><text:span text:style-name="T7">No </text:span></text:p><text:p text:style-name="P11"><text:span text:style-name="T6"/></text:p></draw:line><draw:custom-shape text:anchor-type="paragraph" draw:z-index="47" draw:name="Forma3_15" draw:style-name="gr5" draw:text-style-name="P15" svg:width="3.864cm" svg:height="1.668cm" svg:x="-1.099cm" svg:y="13.741cm"><text:p text:style-name="P13">Retornen al la llista</text:p><text:p text:style-name="P13">(general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name="Forma4_39" draw:style-name="gr1" draw:text-style-name="P12" svg:x1="2.764cm" svg:y1="14.543cm" svg:x2="4.299cm" svg:y2="14.543cm"><text:p text:style-name="P11"><text:span text:style-name="T6"/></text:p><text:p text:style-name="P11"><text:span text:style-name="T6"/></text:p></draw:line><draw:custom-shape text:anchor-type="paragraph" draw:z-index="49" draw:name="Forma3_16" draw:style-name="gr6" draw:text-style-name="P15" svg:width="4.266cm" svg:height="1.285cm" svg:x="10.432cm" svg:y="10.38cm"><text:p text:style-name="P13">T’has de registr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a3_17" draw:style-name="gr5" draw:text-style-name="P15" svg:width="3.864cm" svg:height="1.668cm" svg:x="-0.067cm" svg:y="8.026cm"><text:p text:style-name="P13">Retornen al inic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Forma2_7" draw:style-name="gr4" draw:text-style-name="P14" svg:width="2.879cm" svg:height="2.673cm" svg:x="11.045cm" svg:y="6.024cm"><text:p text:style-name="P13">El vols </text:p><text:p text:style-name="P13">comprar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2" draw:name="Forma4_35" draw:style-name="gr3" draw:text-style-name="P12" svg:x1="12.448cm" svg:y1="8.576cm" svg:x2="12.474cm" svg:y2="10.38cm"><text:p text:style-name="P11"><text:span text:style-name="T6"><text:s/></text:span><text:span text:style-name="T7">Si</text:span><text:span text:style-name="T6"> </text:span></text:p><text:p text:style-name="P11"><text:span text:style-name="T6"/></text:p></draw:line><draw:line text:anchor-type="paragraph" draw:z-index="53" draw:name="Forma4_45" draw:style-name="gr2" draw:text-style-name="P12" svg:x1="13.924cm" svg:y1="7.4cm" svg:x2="15.273cm" svg:y2="7.4cm"><text:p text:style-name="P11"><text:span text:style-name="T6"><text:s/></text:span><text:span text:style-name="T7">N</text:span><text:span text:style-name="T7">o</text:span><text:span text:style-name="T6"> </text:span></text:p><text:p text:style-name="P11"><text:span text:style-name="T6"/></text:p></draw:line><draw:line text:anchor-type="paragraph" draw:z-index="54" draw:name="Forma4_46" draw:style-name="gr2" draw:text-style-name="P12" svg:x1="15.247cm" svg:y1="4.408cm" svg:x2="15.273cm" svg:y2="7.4cm"><text:p text:style-name="P11"><text:span text:style-name="T6"/></text:p><text:p text:style-name="P11"><text:span text:style-name="T6"/></text:p></draw:line><draw:line text:anchor-type="paragraph" draw:z-index="55" draw:name="Forma4_47" draw:style-name="gr1" draw:text-style-name="P12" svg:x1="8.558cm" svg:y1="4.408cm" svg:x2="15.273cm" svg:y2="4.408cm"><text:p text:style-name="P11"><text:span text:style-name="T6"/></text:p><text:p text:style-name="P11"><text:span text:style-name="T6"/></text:p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ems_20_de_20_fletxa_20_1" draw:display-name="Extrems de fletx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8T17:42:52.577979437</meta:creation-date>
    <dc:date>2021-10-13T19:55:36.054160845</dc:date>
    <meta:editing-duration>PT53M41S</meta:editing-duration>
    <meta:editing-cycles>17</meta:editing-cycles>
    <meta:generator>LibreOffice/7.1.4.2$Linux_X86_64 LibreOffice_project/10$Build-2</meta:generator>
    <meta:document-statistic meta:table-count="0" meta:image-count="0" meta:object-count="0" meta:page-count="3" meta:paragraph-count="5" meta:word-count="23" meta:character-count="148" meta:non-whitespace-character-count="124"/>
  </office:meta>
</office:document-meta>
</file>